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JGService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JGService.addCacheListener(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JGService.dispose( String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JGService.get( String cacheName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teralJGService.removeCacheListener(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JGService.update( ICacheElement item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teralJGService.update( ICacheElemen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JGService.addCacheListener( String cacheName ,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JGService.removeAll( String cacheName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JGService.removeAll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JGService.remove( String cacheName , Serializable key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JGService.remove( String cacheName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JGService.removeCacheListener( String cacheName ,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JGService.LateralJGService( ILateralCacheAttributes lc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ateralJGService.main( String args [ ]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ateralJGService.getGroupKeys( String cacheName , String gro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